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30"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30"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0"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30"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9" office:value-type="string">
            <text:p>anyTimeInterrogation - 71</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30"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20:0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8T20:06:12.65</dc:date>
    <meta:editing-duration>PT80H24M10S</meta:editing-duration>
    <meta:editing-cycles>269</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